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2025-01-13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2024-02-08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2023-01-26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2021-12-07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2020-12-07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2019-12-04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2019-02-07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2017-01-05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2016-01-21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2015-02-04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2014-02-20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2013-01-23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2012-01-05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2011-02-07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2009-12-10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2009-01-14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2008-01-31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2007-01-30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2006-01-04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2005-01-26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2004-02-06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2003-01-16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2002-01-15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2001-01-09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2000-01-11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99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98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97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96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9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94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93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9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91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90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87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86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85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84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83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83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82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81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80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79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78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77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76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75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74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73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72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67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6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58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57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56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55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54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53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52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50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50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4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834095384201</text:p>
          </table:table-cell>
          <table:table-cell office:value-type="string" calcext:value-type="string">
            <text:p>1946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